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X siz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.561385" calcext:value-type="float">
            <text:p>15.5613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Y size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ows</text:p>
          </table:table-cell>
          <table:table-cell office:value-type="string" calcext:value-type="string">
            <text:p>Columns</text:p>
          </table:table-cell>
          <table:table-cell office:value-type="string" calcext:value-type="string">
            <text:p>Runtim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.933992" calcext:value-type="float">
            <text:p>1.9339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.819162" calcext:value-type="float">
            <text:p>1.8191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.758264" calcext:value-type="float">
            <text:p>1.7582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.837189" calcext:value-type="float">
            <text:p>1.8371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.766025" calcext:value-type="float">
            <text:p>1.7660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.816" calcext:value-type="float">
            <text:p>1.8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.755701" calcext:value-type="float">
            <text:p>1.7557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.792623" calcext:value-type="float">
            <text:p>1.7926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.898686" calcext:value-type="float">
            <text:p>1.8986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.818124" calcext:value-type="float">
            <text:p>1.8181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.885497" calcext:value-type="float">
            <text:p>1.88549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5:17:33.081091191</meta:creation-date>
    <dc:date>2019-04-05T16:34:15.297370597</dc:date>
    <meta:editing-duration>PT5M23S</meta:editing-duration>
    <meta:editing-cycles>1</meta:editing-cycles>
    <meta:document-statistic meta:table-count="1" meta:cell-count="51" meta:object-count="0"/>
    <meta:generator>LibreOffice/5.1.6.2$Linux_X86_64 LibreOffice_project/10m0$Build-2</meta:generator>
  </office:meta>
</office:document-meta>
</file>